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Open Baskerville 0.0.53" svg:font-family="'Open Baskerville 0.0.5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Open Baskerville 0.0.53" style:rfc-language-tag="en-GB-oed" fo:language="en" fo:country="GB"/>
    </style:style>
    <style:style style:name="P2" style:family="paragraph" style:parent-style-name="Text_20_body">
      <style:text-properties style:font-name="Open Baskerville 0.0.53" style:rfc-language-tag="en-GB-oed" fo:language="en" fo:country="GB" officeooo:rsid="00192726" officeooo:paragraph-rsid="00192726"/>
    </style:style>
    <style:style style:name="P3" style:family="paragraph" style:parent-style-name="Text_20_body">
      <style:text-properties style:font-name="Open Baskerville 0.0.53" style:rfc-language-tag="en-GB-oed" fo:language="en" fo:country="GB" fo:font-weight="bold" officeooo:rsid="00192726" officeooo:paragraph-rsid="00192726" style:font-weight-asian="bold" style:font-weight-complex="bold"/>
    </style:style>
    <style:style style:name="P4" style:family="paragraph" style:parent-style-name="Text_20_body">
      <style:text-properties style:font-name="Open Baskerville 0.0.53" style:rfc-language-tag="en-GB-oed" fo:language="en" fo:country="GB" fo:font-weight="normal" officeooo:rsid="0022db42" officeooo:paragraph-rsid="0022db42" fo:background-color="transparent" style:font-size-asian="10.5pt" style:font-weight-asian="normal" style:font-weight-complex="normal"/>
    </style:style>
    <style:style style:name="P5" style:family="paragraph" style:parent-style-name="Text_20_body">
      <style:text-properties style:font-name="Open Baskerville 0.0.53" style:rfc-language-tag="en-GB-oed" fo:language="en" fo:country="GB" officeooo:rsid="0021eda8" officeooo:paragraph-rsid="0021eda8"/>
    </style:style>
    <style:style style:name="P6" style:family="paragraph" style:parent-style-name="Text_20_body" style:master-page-name="">
      <style:paragraph-properties fo:margin-left="0.1866in" fo:margin-right="0in" fo:margin-top="0in" fo:margin-bottom="0.0972in" loext:contextual-spacing="false" fo:line-height="120%" fo:text-indent="0in" style:auto-text-indent="false" style:page-number="auto"/>
      <style:text-properties style:font-name="Open Baskerville 0.0.53" style:rfc-language-tag="en-GB-oed" fo:language="en" fo:country="GB" officeooo:rsid="001eee63" officeooo:paragraph-rsid="001eee63"/>
    </style:style>
    <style:style style:name="P7" style:family="paragraph" style:parent-style-name="Standard" style:list-style-name="L1">
      <style:text-properties style:font-name="Open Baskerville 0.0.53" style:rfc-language-tag="en-GB-oed" fo:language="en" fo:country="GB"/>
    </style:style>
    <style:style style:name="P8" style:family="paragraph" style:parent-style-name="Text_20_body" style:list-style-name="L1">
      <style:paragraph-properties fo:margin-top="0in" fo:margin-bottom="0.0972in" loext:contextual-spacing="false" fo:line-height="120%"/>
      <style:text-properties style:font-name="Open Baskerville 0.0.53" style:rfc-language-tag="en-GB-oed" fo:language="en" fo:country="GB" officeooo:rsid="001f357b" officeooo:paragraph-rsid="001f357b"/>
    </style:style>
    <style:style style:name="P9" style:family="paragraph" style:parent-style-name="Text_20_body" style:list-style-name="L2">
      <style:paragraph-properties fo:margin-top="0in" fo:margin-bottom="0.0972in" loext:contextual-spacing="false" fo:line-height="120%"/>
      <style:text-properties style:font-name="Open Baskerville 0.0.53" style:rfc-language-tag="en-GB-oed" fo:language="en" fo:country="GB" officeooo:rsid="0023d30d" officeooo:paragraph-rsid="0023d30d"/>
    </style:style>
    <style:style style:name="P10" style:family="paragraph" style:parent-style-name="Text_20_body" style:list-style-name="L2">
      <style:paragraph-properties fo:margin-top="0in" fo:margin-bottom="0.0972in" loext:contextual-spacing="false" fo:line-height="120%"/>
      <style:text-properties style:font-name="Open Baskerville 0.0.53" style:rfc-language-tag="en-GB-oed" fo:language="en" fo:country="GB" officeooo:rsid="0023e9f1" officeooo:paragraph-rsid="0023e9f1"/>
    </style:style>
    <style:style style:name="P11" style:family="paragraph" style:parent-style-name="Text_20_body" style:list-style-name="L2">
      <style:paragraph-properties fo:margin-top="0in" fo:margin-bottom="0.0972in" loext:contextual-spacing="false" fo:line-height="120%"/>
      <style:text-properties style:font-name="Open Baskerville 0.0.53" style:rfc-language-tag="en-GB-oed" fo:language="en" fo:country="GB" officeooo:rsid="0025a4dc" officeooo:paragraph-rsid="0025a4dc"/>
    </style:style>
    <style:style style:name="P12" style:family="paragraph" style:parent-style-name="Text_20_body" style:list-style-name="L2" style:master-page-name="">
      <style:paragraph-properties fo:margin-top="0in" fo:margin-bottom="0.0972in" loext:contextual-spacing="false" fo:line-height="120%" style:page-number="auto"/>
      <style:text-properties style:font-name="Open Baskerville 0.0.53" style:rfc-language-tag="en-GB-oed" fo:language="en" fo:country="GB" officeooo:rsid="0023d30d" officeooo:paragraph-rsid="0023d3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ee63"/>
    </style:style>
    <style:style style:name="T3" style:family="text">
      <style:text-properties officeooo:rsid="0023e9f1"/>
    </style:style>
    <style:style style:name="T4" style:family="text">
      <style:text-properties officeooo:rsid="0025a4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<text:tab/></text:span><text:tab/>: <text:span text:style-name="T2">Sort unsorted disks into two containers</text:span></text:p>
      <text:p text:style-name="P2"><text:span text:style-name="T1">Primary Actor<text:tab/></text:span>: Machine operator (student or teacher at Tu/e)</text:p>
      <text:p text:style-name="P2"><text:span text:style-name="T1">Scope<text:tab/><text:tab/></text:span><text:tab/>: A sorting machine</text:p>
      <text:p text:style-name="P3">Brief:</text:p>
      <text:p text:style-name="P6">The machine sorts the unsorted disks provided into two separate containers based on colour.</text:p>
      <text:p text:style-name="P3"><text:span text:style-name="T2">Postconditions</text:span>:</text:p>
      <text:list xml:id="list4724676565017556236" text:style-name="L1">
        <text:list-item>
          <text:p text:style-name="P7">There are no unsorted disks left</text:p>
        </text:list-item>
        <text:list-item>
          <text:p text:style-name="P8">All sorted disks are in a container based on their colour</text:p>
        </text:list-item>
      </text:list>
      <text:p text:style-name="P3">Preconditions:</text:p>
      <text:p text:style-name="P4">The machine is not already running.</text:p>
      <text:p text:style-name="P3">Triggers:</text:p>
      <text:p text:style-name="P5">The user provides unsorted disks and presses the “START” button.</text:p>
      <text:p text:style-name="P3">Basic Flow:</text:p>
      <text:list xml:id="list1931405949512173482" text:style-name="L2">
        <text:list-item>
          <text:p text:style-name="P12">The user provides a number of unsorted disks</text:p>
        </text:list-item>
        <text:list-item>
          <text:p text:style-name="P9"><text:span text:style-name="T3">An</text:span> unsorted disk <text:span text:style-name="T3">id</text:span> moved to the colour detector</text:p>
        </text:list-item>
        <text:list-item>
          <text:p text:style-name="P9">The machine decides <text:span text:style-name="T3">to which of the two containers the disk needs to be moved</text:span></text:p>
        </text:list-item>
        <text:list-item>
          <text:p text:style-name="P10">The machine moves the disk to the designated container</text:p>
        </text:list-item>
        <text:list-item>
          <text:p text:style-name="P10">The machine repeats step 2 through 4 until all disks have been <text:span text:style-name="T4">sorted</text:span></text:p>
        </text:list-item>
        <text:list-item>
          <text:p text:style-name="P11">The machine pau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Open Baskerville 0.0.53" svg:font-family="'Open Baskerville 0.0.5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0:11:02.063980132</meta:creation-date>
    <dc:date>2015-02-24T13:26:00.643188367</dc:date>
    <meta:editing-duration>PT3H14M13S</meta:editing-duration>
    <meta:editing-cycles>15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142" meta:character-count="797" meta:non-whitespace-character-count="679"/>
  </office:meta>
</office:document-meta>
</file>